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0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4" table:default-cell-style-name="ce19"/>
        <table:table-column table:style-name="co4" table:default-cell-style-name="ce20"/>
        <table:table-column table:style-name="co5" table:default-cell-style-name="ce29"/>
        <table:table-column table:style-name="co6" table:number-columns-repeated="5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Miejsce</text:p>
          </table:table-cell>
          <table:table-cell table:style-name="ce2" office:value-type="string" calcext:value-type="string" table:number-columns-spanned="1" table:number-rows-spanned="2">
            <text:p>Łódka</text:p>
          </table:table-cell>
          <table:table-cell table:style-name="ce2" office:value-type="string" calcext:value-type="string" table:number-columns-spanned="1" table:number-rows-spanned="2">
            <text:p>Sternik</text:p>
          </table:table-cell>
          <table:table-cell table:style-name="ce2" office:value-type="string" calcext:value-type="string" table:number-columns-spanned="1" table:number-rows-spanned="2">
            <text:p>Załogant</text:p>
          </table:table-cell>
          <table:table-cell table:style-name="ce16" office:value-type="string" calcext:value-type="string">
            <text:p>Regaty otwarcia sezonu</text:p>
          </table:table-cell>
          <table:table-cell table:style-name="ce25" office:value-type="string" calcext:value-type="string">
            <text:p>Dziwnów CUP</text:p>
          </table:table-cell>
          <table:table-cell table:style-name="ce31" office:value-type="string" calcext:value-type="string" table:number-columns-spanned="2" table:number-rows-spanned="1">
            <text:p>Gdańs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Mistrzostwa Polski</text:p>
          </table:table-cell>
          <table:covered-table-cell table:style-name="ce42"/>
          <table:table-cell table:style-name="ce31" office:value-type="string" calcext:value-type="string" table:number-columns-spanned="2" table:number-rows-spanned="1">
            <text:p>Puck</text:p>
          </table:table-cell>
          <table:covered-table-cell table:style-name="ce36"/>
          <table:table-cell table:style-name="ce45" office:value-type="string" calcext:value-type="string" table:number-columns-spanned="1" table:number-rows-spanned="2">
            <text:p>SUMA</text:p>
          </table:table-cell>
          <table:table-cell table:style-name="ce48" table:number-columns-repeated="51"/>
        </table:table-row>
        <table:table-row table:style-name="ro1">
          <table:covered-table-cell table:number-columns-repeated="4" table:style-name="ce3"/>
          <table:table-cell table:style-name="ce22" office:value-type="string" calcext:value-type="string">
            <text:p>odwołane</text:p>
          </table:table-cell>
          <table:table-cell table:style-name="ce26" office:value-type="string" calcext:value-type="string">
            <text:p>odwołane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covered-table-cell table:style-name="ce46"/>
          <table:table-cell table:style-name="ce3"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3]=&quot;-&quot;;MAX([.A$1:.A$1048576]);[.G3])*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I3]=&quot;-&quot;;MAX([.A$1:.A$1048576]);[.I3])*1.4" office:value-type="float" office:value="2.8" calcext:value-type="float">
            <text:p>2.8</text:p>
          </table:table-cell>
          <table:table-cell table:style-name="ce35" office:value-type="float" office:value="1" calcext:value-type="float">
            <text:p>1</text:p>
          </table:table-cell>
          <table:table-cell table:formula="of:=IF([.K3]=&quot;-&quot;;MAX([.A$1:.A$1048576]);[.K3])*1" office:value-type="float" office:value="1" calcext:value-type="float">
            <text:p>1</text:p>
          </table:table-cell>
          <table:table-cell table:formula="of:=[.H3]+[.J3]+[.L3]" office:value-type="float" office:value="6.8" calcext:value-type="float">
            <text:p>6.8</text:p>
          </table:table-cell>
          <table:table-cell table:number-columns-repeated="5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4]=&quot;-&quot;;MAX([.A$1:.A$1048576]);[.G4])*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I4]=&quot;-&quot;;MAX([.A$1:.A$1048576]);[.I4])*1.4" office:value-type="float" office:value="4.2" calcext:value-type="float">
            <text:p>4.2</text:p>
          </table:table-cell>
          <table:table-cell table:style-name="ce35" office:value-type="float" office:value="2" calcext:value-type="float">
            <text:p>2</text:p>
          </table:table-cell>
          <table:table-cell table:formula="of:=IF([.K4]=&quot;-&quot;;MAX([.A$1:.A$1048576]);[.K4])*1" office:value-type="float" office:value="2" calcext:value-type="float">
            <text:p>2</text:p>
          </table:table-cell>
          <table:table-cell table:formula="of:=[.H4]+[.J4]+[.L4]" office:value-type="float" office:value="8.2" calcext:value-type="float">
            <text:p>8.2</text:p>
          </table:table-cell>
          <table:table-cell table:number-columns-repeated="5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5]=&quot;-&quot;;MAX([.A$1:.A$1048576]);[.G5])*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5]=&quot;-&quot;;MAX([.A$1:.A$1048576]);[.I5])*1.4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formula="of:=IF([.K5]=&quot;-&quot;;MAX([.A$1:.A$1048576]);[.K5])*1" office:value-type="float" office:value="5" calcext:value-type="float">
            <text:p>5</text:p>
          </table:table-cell>
          <table:table-cell table:formula="of:=[.H5]+[.J5]+[.L5]"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6]=&quot;-&quot;;MAX([.A$1:.A$1048576]);[.G6])*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]=&quot;-&quot;;MAX([.A$1:.A$1048576]);[.I6])*1.4" office:value-type="float" office:value="1.4" calcext:value-type="float">
            <text:p>1.4</text:p>
          </table:table-cell>
          <table:table-cell table:style-name="ce35" office:value-type="string" calcext:value-type="string">
            <text:p>-</text:p>
          </table:table-cell>
          <table:table-cell table:formula="of:=IF([.K6]=&quot;-&quot;;MAX([.A$1:.A$1048576]);[.K6])*1" office:value-type="float" office:value="21" calcext:value-type="float">
            <text:p>21</text:p>
          </table:table-cell>
          <table:table-cell table:formula="of:=[.H6]+[.J6]+[.L6]" office:value-type="float" office:value="23.4" calcext:value-type="float">
            <text:p>23.4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7]=&quot;-&quot;;MAX([.A$1:.A$1048576]);[.G7])*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I7]=&quot;-&quot;;MAX([.A$1:.A$1048576]);[.I7])*1.4" office:value-type="float" office:value="15.4" calcext:value-type="float">
            <text:p>15.4</text:p>
          </table:table-cell>
          <table:table-cell table:style-name="ce35" office:value-type="float" office:value="4" calcext:value-type="float">
            <text:p>4</text:p>
          </table:table-cell>
          <table:table-cell table:formula="of:=IF([.K7]=&quot;-&quot;;MAX([.A$1:.A$1048576]);[.K7])*1" office:value-type="float" office:value="4" calcext:value-type="float">
            <text:p>4</text:p>
          </table:table-cell>
          <table:table-cell table:formula="of:=[.H7]+[.J7]+[.L7]" office:value-type="float" office:value="29.4" calcext:value-type="float">
            <text:p>29.4</text:p>
          </table:table-cell>
          <table:table-cell table:number-columns-repeated="5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8]=&quot;-&quot;;MAX([.A$1:.A$1048576]);[.G8])*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[.I8]=&quot;-&quot;;MAX([.A$1:.A$1048576]);[.I8])*1.4" office:value-type="float" office:value="5.6" calcext:value-type="float">
            <text:p>5.6</text:p>
          </table:table-cell>
          <table:table-cell table:style-name="ce35" office:value-type="float" office:value="3" calcext:value-type="float">
            <text:p>3</text:p>
          </table:table-cell>
          <table:table-cell table:formula="of:=IF([.K8]=&quot;-&quot;;MAX([.A$1:.A$1048576]);[.K8])*1" office:value-type="float" office:value="3" calcext:value-type="float">
            <text:p>3</text:p>
          </table:table-cell>
          <table:table-cell table:formula="of:=[.H8]+[.J8]+[.L8]" office:value-type="float" office:value="29.6" calcext:value-type="float">
            <text:p>29.6</text:p>
          </table:table-cell>
          <table:table-cell table:number-columns-repeated="51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9]=&quot;-&quot;;MAX([.A$1:.A$1048576]);[.G9])*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I9]=&quot;-&quot;;MAX([.A$1:.A$1048576]);[.I9])*1.4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 table:formula="of:=IF([.K9]=&quot;-&quot;;MAX([.A$1:.A$1048576]);[.K9])*1" office:value-type="float" office:value="6" calcext:value-type="float">
            <text:p>6</text:p>
          </table:table-cell>
          <table:table-cell table:formula="of:=[.H9]+[.J9]+[.L9]"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10]=&quot;-&quot;;MAX([.A$1:.A$1048576]);[.G10])*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I10]=&quot;-&quot;;MAX([.A$1:.A$1048576]);[.I10])*1.4" office:value-type="float" office:value="18.2" calcext:value-type="float">
            <text:p>18.2</text:p>
          </table:table-cell>
          <table:table-cell table:style-name="ce35" office:value-type="float" office:value="10" calcext:value-type="float">
            <text:p>10</text:p>
          </table:table-cell>
          <table:table-cell table:formula="of:=IF([.K10]=&quot;-&quot;;MAX([.A$1:.A$1048576]);[.K10])*1" office:value-type="float" office:value="10" calcext:value-type="float">
            <text:p>10</text:p>
          </table:table-cell>
          <table:table-cell table:formula="of:=[.H10]+[.J10]+[.L10]" office:value-type="float" office:value="35.2" calcext:value-type="float">
            <text:p>35.2</text:p>
          </table:table-cell>
          <table:table-cell table:number-columns-repeated="51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11]=&quot;-&quot;;MAX([.A$1:.A$1048576]);[.G11])*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I11]=&quot;-&quot;;MAX([.A$1:.A$1048576]);[.I11])*1.4" office:value-type="float" office:value="11.2" calcext:value-type="float">
            <text:p>11.2</text:p>
          </table:table-cell>
          <table:table-cell table:style-name="ce35" office:value-type="string" calcext:value-type="string">
            <text:p>-</text:p>
          </table:table-cell>
          <table:table-cell table:formula="of:=IF([.K11]=&quot;-&quot;;MAX([.A$1:.A$1048576]);[.K11])*1" office:value-type="float" office:value="21" calcext:value-type="float">
            <text:p>21</text:p>
          </table:table-cell>
          <table:table-cell table:formula="of:=[.H11]+[.J11]+[.L11]" office:value-type="float" office:value="36.2" calcext:value-type="float">
            <text:p>36.2</text:p>
          </table:table-cell>
          <table:table-cell table:number-columns-repeated="5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2]=&quot;-&quot;;MAX([.A$1:.A$1048576]);[.G12])*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IF([.I12]=&quot;-&quot;;MAX([.A$1:.A$1048576]);[.I12])*1.4" office:value-type="float" office:value="12.6" calcext:value-type="float">
            <text:p>12.6</text:p>
          </table:table-cell>
          <table:table-cell table:style-name="ce35" office:value-type="float" office:value="7" calcext:value-type="float">
            <text:p>7</text:p>
          </table:table-cell>
          <table:table-cell table:formula="of:=IF([.K12]=&quot;-&quot;;MAX([.A$1:.A$1048576]);[.K12])*1" office:value-type="float" office:value="7" calcext:value-type="float">
            <text:p>7</text:p>
          </table:table-cell>
          <table:table-cell table:formula="of:=[.H12]+[.J12]+[.L12]" office:value-type="float" office:value="40.6" calcext:value-type="float">
            <text:p>40.6</text:p>
          </table:table-cell>
          <table:table-cell table:number-columns-repeated="5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/Łukasz Maksymowicz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3]=&quot;-&quot;;MAX([.A$1:.A$1048576]);[.G13])*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I13]=&quot;-&quot;;MAX([.A$1:.A$1048576]);[.I13])*1.4" office:value-type="float" office:value="22.4" calcext:value-type="float">
            <text:p>22.4</text:p>
          </table:table-cell>
          <table:table-cell table:style-name="ce35" office:value-type="float" office:value="9" calcext:value-type="float">
            <text:p>9</text:p>
          </table:table-cell>
          <table:table-cell table:formula="of:=IF([.K13]=&quot;-&quot;;MAX([.A$1:.A$1048576]);[.K13])*1" office:value-type="float" office:value="9" calcext:value-type="float">
            <text:p>9</text:p>
          </table:table-cell>
          <table:table-cell table:formula="of:=[.H13]+[.J13]+[.L13]" office:value-type="float" office:value="43.4" calcext:value-type="float">
            <text:p>43.4</text:p>
          </table:table-cell>
          <table:table-cell table:number-columns-repeated="51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14]=&quot;-&quot;;MAX([.A$1:.A$1048576]);[.G14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I14]=&quot;-&quot;;MAX([.A$1:.A$1048576]);[.I14])*1.4" office:value-type="float" office:value="14" calcext:value-type="float">
            <text:p>14</text:p>
          </table:table-cell>
          <table:table-cell table:style-name="ce35" office:value-type="string" calcext:value-type="string">
            <text:p>-</text:p>
          </table:table-cell>
          <table:table-cell table:formula="of:=IF([.K14]=&quot;-&quot;;MAX([.A$1:.A$1048576]);[.K14])*1" office:value-type="float" office:value="21" calcext:value-type="float">
            <text:p>21</text:p>
          </table:table-cell>
          <table:table-cell table:formula="of:=[.H14]+[.J14]+[.L14]"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5]=&quot;-&quot;;MAX([.A$1:.A$1048576]);[.G15])*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I15]=&quot;-&quot;;MAX([.A$1:.A$1048576]);[.I15])*1.4" office:value-type="float" office:value="16.8" calcext:value-type="float">
            <text:p>16.8</text:p>
          </table:table-cell>
          <table:table-cell table:style-name="ce35" office:value-type="string" calcext:value-type="string">
            <text:p>-</text:p>
          </table:table-cell>
          <table:table-cell table:formula="of:=IF([.K15]=&quot;-&quot;;MAX([.A$1:.A$1048576]);[.K15])*1" office:value-type="float" office:value="21" calcext:value-type="float">
            <text:p>21</text:p>
          </table:table-cell>
          <table:table-cell table:formula="of:=[.H15]+[.J15]+[.L15]" office:value-type="float" office:value="48.8" calcext:value-type="float">
            <text:p>48.8</text:p>
          </table:table-cell>
          <table:table-cell table:number-columns-repeated="51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6]=&quot;-&quot;;MAX([.A$1:.A$1048576]);[.G16])*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I16]=&quot;-&quot;;MAX([.A$1:.A$1048576]);[.I16])*1.4" office:value-type="float" office:value="8.4" calcext:value-type="float">
            <text:p>8.4</text:p>
          </table:table-cell>
          <table:table-cell table:style-name="ce35" office:value-type="string" calcext:value-type="string">
            <text:p>-</text:p>
          </table:table-cell>
          <table:table-cell table:formula="of:=IF([.K16]=&quot;-&quot;;MAX([.A$1:.A$1048576]);[.K16])*1" office:value-type="float" office:value="21" calcext:value-type="float">
            <text:p>21</text:p>
          </table:table-cell>
          <table:table-cell table:formula="of:=[.H16]+[.J16]+[.L16]" office:value-type="float" office:value="50.4" calcext:value-type="float">
            <text:p>50.4</text:p>
          </table:table-cell>
          <table:table-cell table:number-columns-repeated="51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7]=&quot;-&quot;;MAX([.A$1:.A$1048576]);[.G17])*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I17]=&quot;-&quot;;MAX([.A$1:.A$1048576]);[.I17])*1.4" office:value-type="float" office:value="9.8" calcext:value-type="float">
            <text:p>9.8</text:p>
          </table:table-cell>
          <table:table-cell table:style-name="ce35" office:value-type="string" calcext:value-type="string">
            <text:p>-</text:p>
          </table:table-cell>
          <table:table-cell table:formula="of:=IF([.K17]=&quot;-&quot;;MAX([.A$1:.A$1048576]);[.K17])*1" office:value-type="float" office:value="21" calcext:value-type="float">
            <text:p>21</text:p>
          </table:table-cell>
          <table:table-cell table:formula="of:=[.H17]+[.J17]+[.L17]" office:value-type="float" office:value="51.8" calcext:value-type="float">
            <text:p>51.8</text:p>
          </table:table-cell>
          <table:table-cell table:number-columns-repeated="51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ichał Kołodziej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8]=&quot;-&quot;;MAX([.A$1:.A$1048576]);[.G18])*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F([.I18]=&quot;-&quot;;MAX([.A$1:.A$1048576]);[.I18])*1.4" office:value-type="float" office:value="26.6" calcext:value-type="float">
            <text:p>26.6</text:p>
          </table:table-cell>
          <table:table-cell table:style-name="ce35" office:value-type="float" office:value="8" calcext:value-type="float">
            <text:p>8</text:p>
          </table:table-cell>
          <table:table-cell table:formula="of:=IF([.K18]=&quot;-&quot;;MAX([.A$1:.A$1048576]);[.K18])*1" office:value-type="float" office:value="8" calcext:value-type="float">
            <text:p>8</text:p>
          </table:table-cell>
          <table:table-cell table:formula="of:=[.H18]+[.J18]+[.L18]" office:value-type="float" office:value="55.6" calcext:value-type="float">
            <text:p>55.6</text:p>
          </table:table-cell>
          <table:table-cell table:number-columns-repeated="51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19]=&quot;-&quot;;MAX([.A$1:.A$1048576]);[.G19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I19]=&quot;-&quot;;MAX([.A$1:.A$1048576]);[.I19])*1.4" office:value-type="float" office:value="29.4" calcext:value-type="float">
            <text:p>29.4</text:p>
          </table:table-cell>
          <table:table-cell table:style-name="ce35" office:value-type="string" calcext:value-type="string">
            <text:p>-</text:p>
          </table:table-cell>
          <table:table-cell table:formula="of:=IF([.K19]=&quot;-&quot;;MAX([.A$1:.A$1048576]);[.K19])*1" office:value-type="float" office:value="21" calcext:value-type="float">
            <text:p>21</text:p>
          </table:table-cell>
          <table:table-cell table:formula="of:=[.H19]+[.J19]+[.L19]" office:value-type="float" office:value="58.4" calcext:value-type="float">
            <text:p>58.4</text:p>
          </table:table-cell>
          <table:table-cell table:number-columns-repeated="51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20]=&quot;-&quot;;MAX([.A$1:.A$1048576]);[.G20])*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I20]=&quot;-&quot;;MAX([.A$1:.A$1048576]);[.I20])*1.4" office:value-type="float" office:value="23.8" calcext:value-type="float">
            <text:p>23.8</text:p>
          </table:table-cell>
          <table:table-cell table:style-name="ce35" office:value-type="string" calcext:value-type="string">
            <text:p>-</text:p>
          </table:table-cell>
          <table:table-cell table:formula="of:=IF([.K20]=&quot;-&quot;;MAX([.A$1:.A$1048576]);[.K20])*1" office:value-type="float" office:value="21" calcext:value-type="float">
            <text:p>21</text:p>
          </table:table-cell>
          <table:table-cell table:formula="of:=[.H20]+[.J20]+[.L20]" office:value-type="float" office:value="58.8" calcext:value-type="float">
            <text:p>58.8</text:p>
          </table:table-cell>
          <table:table-cell table:number-columns-repeated="51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21]=&quot;-&quot;;MAX([.A$1:.A$1048576]);[.G21])*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I21]=&quot;-&quot;;MAX([.A$1:.A$1048576]);[.I21])*1.4" office:value-type="float" office:value="25.2" calcext:value-type="float">
            <text:p>25.2</text:p>
          </table:table-cell>
          <table:table-cell table:style-name="ce35" office:value-type="string" calcext:value-type="string">
            <text:p>-</text:p>
          </table:table-cell>
          <table:table-cell table:formula="of:=IF([.K21]=&quot;-&quot;;MAX([.A$1:.A$1048576]);[.K21])*1" office:value-type="float" office:value="21" calcext:value-type="float">
            <text:p>21</text:p>
          </table:table-cell>
          <table:table-cell table:formula="of:=[.H21]+[.J21]+[.L21]" office:value-type="float" office:value="59.2" calcext:value-type="float">
            <text:p>59.2</text:p>
          </table:table-cell>
          <table:table-cell table:number-columns-repeated="51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2]=&quot;-&quot;;MAX([.A$1:.A$1048576]);[.G22])*1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([.I22]=&quot;-&quot;;MAX([.A$1:.A$1048576]);[.I22])*1.4" office:value-type="float" office:value="19.6" calcext:value-type="float">
            <text:p>19.6</text:p>
          </table:table-cell>
          <table:table-cell table:style-name="ce35" office:value-type="string" calcext:value-type="string">
            <text:p>-</text:p>
          </table:table-cell>
          <table:table-cell table:formula="of:=IF([.K22]=&quot;-&quot;;MAX([.A$1:.A$1048576]);[.K22])*1" office:value-type="float" office:value="21" calcext:value-type="float">
            <text:p>21</text:p>
          </table:table-cell>
          <table:table-cell table:formula="of:=[.H22]+[.J22]+[.L22]" office:value-type="float" office:value="61.6" calcext:value-type="float">
            <text:p>61.6</text:p>
          </table:table-cell>
          <table:table-cell table:number-columns-repeated="51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3]=&quot;-&quot;;MAX([.A$1:.A$1048576]);[.G23])*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F([.I23]=&quot;-&quot;;MAX([.A$1:.A$1048576]);[.I23])*1.4" office:value-type="float" office:value="26.6" calcext:value-type="float">
            <text:p>26.6</text:p>
          </table:table-cell>
          <table:table-cell table:style-name="ce35" office:value-type="string" calcext:value-type="string">
            <text:p>-</text:p>
          </table:table-cell>
          <table:table-cell table:formula="of:=IF([.K23]=&quot;-&quot;;MAX([.A$1:.A$1048576]);[.K23])*1" office:value-type="float" office:value="21" calcext:value-type="float">
            <text:p>21</text:p>
          </table:table-cell>
          <table:table-cell table:formula="of:=[.H23]+[.J23]+[.L23]" office:value-type="float" office:value="68.6" calcext:value-type="float">
            <text:p>68.6</text:p>
          </table:table-cell>
          <table:table-cell table:number-columns-repeated="5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2020.polish-cup.ranking'.A3:'2020.polish-cup.ranking'.AMJ2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3:12:54.2470149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9-07T13:21:02.699725770</dc:date>
    <meta:editing-duration>PT42M20S</meta:editing-duration>
    <meta:editing-cycles>16</meta:editing-cycles>
    <meta:document-statistic meta:table-count="1" meta:cell-count="291" meta:object-count="0"/>
  </office:meta>
</office:document-meta>
</file>